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32.255cm" svg:height="13.441cm" svg:x="0.432cm" svg:y="27.019cm">
            <draw:object draw:notify-on-update-of-ranges="Sheet1.D5:Sheet1.D5 Sheet1.D6:Sheet1.D22 Sheet1.E5:Sheet1.E5 Sheet1.E6:Sheet1.E22 Sheet1.F5:Sheet1.F5 Sheet1.F6:Sheet1.F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Completo</text:p>
          </table:table-cell>
          <table:table-cell office:value-type="string">
            <text:p>Iniciado</text:p>
          </table:table-cell>
          <table:table-cell office:value-type="string">
            <text:p>Total de pontos</text:p>
          </table:table-cell>
          <table:table-cell office:value-type="string">
            <text:p>Completo</text:p>
          </table:table-cell>
          <table:table-cell office:value-type="string">
            <text:p>Iniciado</text:p>
          </table:table-cell>
          <table:table-cell office:value-type="string">
            <text:p>Total de Pontos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/>
          <table:table-cell office:value-type="string">
            <text:p>27/03-04/0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05/04-11/0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132">
            <text:p>13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2/04-18/04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195">
            <text:p>19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9/04-25/04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195">
            <text:p>19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8/05-24/05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226">
            <text:p>2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5/05-31/05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office:value-type="float" office:value="245">
            <text:p>24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01/06-07/06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250">
            <text:p>25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08/06-14/06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5/06-21/06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2/06-28/06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  <table:table-cell office:value-type="float" office:value="250">
            <text:p>25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9/06-05/07</text:p>
          </table:table-cell>
          <table:table-cell office:value-type="float" office:value="11">
            <text:p>11</text:p>
          </table:table-cell>
          <table:table-cell office:value-type="float" office:value="119">
            <text:p>119</text:p>
          </table:table-cell>
          <table:table-cell office:value-type="float" office:value="135">
            <text:p>135</text:p>
          </table:table-cell>
          <table:table-cell office:value-type="float" office:value="250">
            <text:p>250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06/07-12/07</text:p>
          </table:table-cell>
          <table:table-cell office:value-type="float" office:value="12">
            <text:p>12</text:p>
          </table:table-cell>
          <table:table-cell office:value-type="float" office:value="135">
            <text:p>135</text:p>
          </table:table-cell>
          <table:table-cell office:value-type="float" office:value="139">
            <text:p>139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3/07-19/07</text:p>
          </table:table-cell>
          <table:table-cell office:value-type="float" office:value="13">
            <text:p>13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0/08-16/08</text:p>
          </table:table-cell>
          <table:table-cell office:value-type="float" office:value="14">
            <text:p>14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7/08-23/08</text:p>
          </table:table-cell>
          <table:table-cell office:value-type="float" office:value="15">
            <text:p>15</text:p>
          </table:table-cell>
          <table:table-cell office:value-type="float" office:value="152">
            <text:p>152</text:p>
          </table:table-cell>
          <table:table-cell office:value-type="float" office:value="179">
            <text:p>179</text:p>
          </table:table-cell>
          <table:table-cell office:value-type="float" office:value="328">
            <text:p>32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3/08-30/08</text:p>
          </table:table-cell>
          <table:table-cell office:value-type="float" office:value="16">
            <text:p>1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365">
            <text:p>365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5/09/2011</text:date>, <text:time>22:4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pp </meta:initial-creator>
    <meta:creation-date>2011-08-30T20:47:25</meta:creation-date>
    <dc:date>2011-09-05T22:41:24</dc:date>
    <dc:creator>Thiago Gomes</dc:creator>
    <meta:editing-duration>PT25M17S</meta:editing-duration>
    <meta:editing-cycles>4</meta:editing-cycles>
    <meta:generator>BrOffice/3.3$Linux LibreOffice_project/330m19$Build-301</meta:generator>
    <meta:document-statistic meta:table-count="3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808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94bd5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256cm" svg:height="13.442cm" xlink:href=".." xlink:type="simple" chart:class="chart:area" chart:style-name="ch1">
        <chart:legend chart:legend-position="end" svg:x="29.066cm" svg:y="5.976cm" chart:style-name="ch2"/>
        <chart:plot-area chart:style-name="ch3" table:cell-range-address="Sheet1.D5:Sheet1.F22" chart:data-source-has-labels="row" svg:x="1.095cm" svg:y="1.207cm" svg:width="26.681cm" svg:height="11.547cm">
          <chartooo:coordinate-region svg:x="1.902cm" svg:y="1.407cm" svg:width="25.687cm" svg:height="10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D22" chart:label-cell-address="Sheet1.D5:Sheet1.D5" chart:class="chart:area">
            <chart:data-point chart:repeated="17"/>
          </chart:series>
          <chart:series chart:style-name="ch7" chart:values-cell-range-address="Sheet1.E6:Sheet1.E22" chart:label-cell-address="Sheet1.E5:Sheet1.E5" chart:class="chart:area">
            <chart:data-point chart:repeated="17"/>
          </chart:series>
          <chart:series chart:style-name="ch8" chart:values-cell-range-address="Sheet1.F6:Sheet1.F22" chart:label-cell-address="Sheet1.F5:Sheet1.F5" chart:class="chart:area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o</text:p>
                <draw:g>
                  <svg:desc>Sheet1.D5:Sheet1.D5</svg:desc>
                </draw:g>
              </table:table-cell>
              <table:table-cell office:value-type="string">
                <text:p>Iniciado</text:p>
                <draw:g>
                  <svg:desc>Sheet1.E5:Sheet1.E5</svg:desc>
                </draw:g>
              </table:table-cell>
              <table:table-cell office:value-type="string">
                <text:p>Total de pontos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6:Sheet1.D22</svg:desc>
                </draw:g>
              </table:table-cell>
              <table:table-cell office:value-type="float" office:value="12">
                <text:p>12</text:p>
                <draw:g>
                  <svg:desc>Sheet1.E6:Sheet1.E22</svg:desc>
                </draw:g>
              </table:table-cell>
              <table:table-cell office:value-type="float" office:value="22">
                <text:p>22</text:p>
                <draw:g>
                  <svg:desc>Sheet1.F6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">
                <text:p>56</text:p>
              </table:table-cell>
              <table:table-cell office:value-type="float" office:value="77">
                <text:p>7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77">
                <text:p>7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83">
                <text:p>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">
                <text:p>83</text:p>
              </table:table-cell>
              <table:table-cell office:value-type="float" office:value="94">
                <text:p>9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">
                <text:p>86</text:p>
              </table:table-cell>
              <table:table-cell office:value-type="float" office:value="94">
                <text:p>9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">
                <text:p>103</text:p>
              </table:table-cell>
              <table:table-cell office:value-type="float" office:value="119">
                <text:p>11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135">
                <text:p>13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">
                <text:p>139</text:p>
              </table:table-cell>
              <table:table-cell office:value-type="float" office:value="144">
                <text:p>14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">
                <text:p>152</text:p>
              </table:table-cell>
              <table:table-cell office:value-type="float" office:value="179">
                <text:p>17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65">
                <text:p>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